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55" manifest:media-type="application/x-openoffice-gdimetafile;windows_formatname=&quot;GDIMetaFile&quot;"/>
  <manifest:file-entry manifest:full-path="ObjectReplacements/Object 43" manifest:media-type="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52" manifest:media-type=""/>
  <manifest:file-entry manifest:full-path="ObjectReplacements/Object 54" manifest:media-type=""/>
  <manifest:file-entry manifest:full-path="ObjectReplacements/Object 42" manifest:media-type="application/x-openoffice-gdimetafile;windows_formatname=&quot;GDIMetaFile&quot;"/>
  <manifest:file-entry manifest:full-path="ObjectReplacements/Object 53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39" manifest:media-type="application/x-openoffice-gdimetafile;windows_formatname=&quot;GDIMetaFile&quot;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19.82cm"/>
      <style:paragraph-properties style:writing-mode="lr-tb"/>
    </style:style>
    <style:style style:name="gr2" style:family="graphic" style:parent-style-name="standard">
      <style:graphic-properties svg:stroke-color="#000000" draw:fill-color="#3465a4" draw:textarea-horizontal-align="justify" draw:textarea-vertical-align="middle" draw:auto-grow-height="false" fo:min-height="1.02cm" fo:min-width="2.04cm"/>
    </style:style>
    <style:style style:name="gr3" style:family="graphic" style:parent-style-name="Object_20_with_20_no_20_fill_20_and_20_no_20_line">
      <style:graphic-properties svg:stroke-color="#000000"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000000" draw:fill-color="#a7074b"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  <style:paragraph-properties style:writing-mode="lr-tb"/>
    </style:style>
    <style:style style:name="gr6" style:family="graphic" style:parent-style-name="standard">
      <style:graphic-properties svg:stroke-color="#000000" draw:fill-color="#ffff38"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svg:stroke-color="#000000" draw:fill-color="#ff860d" draw:textarea-horizontal-align="justify" draw:textarea-vertical-align="middle" draw:auto-grow-height="false" fo:min-height="1.02cm" fo:min-width="2.04cm"/>
    </style:style>
    <style:style style:name="gr8" style:family="graphic" style:parent-style-name="standard">
      <style:graphic-properties svg:stroke-color="#000000" draw:fill-color="#ed4c05" draw:textarea-horizontal-align="justify" draw:textarea-vertical-align="middle" draw:auto-grow-height="false" fo:min-height="1.02cm" fo:min-width="2.04cm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5eb91e" draw:textarea-horizontal-align="justify" draw:textarea-vertical-align="middle" draw:auto-grow-height="false" fo:min-height="1.02cm" fo:min-width="2.04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0000" fo:min-height="1.02cm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8.993cm" fo:min-width="0cm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2.04cm"/>
      <style:paragraph-properties style:writing-mode="lr-tb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2.04cm"/>
    </style:style>
    <style:style style:name="gr20" style:family="graphic" style:parent-style-name="Object_20_with_20_no_20_fill_20_and_20_no_20_line">
      <style:graphic-properties svg:stroke-color="#000000" draw:fill-color="#dddddd" draw:textarea-horizontal-align="center" draw:textarea-vertical-align="middle" draw:ole-draw-aspect="1" style:protect="size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2.04cm"/>
      <style:paragraph-properties style:writing-mode="lr-tb"/>
    </style:style>
    <style:style style:name="gr22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87cm" fo:min-width="12.051cm" fo:padding-top="0.2cm" fo:padding-bottom="0.2cm" fo:padding-left="0.325cm" fo:padding-right="0.325cm"/>
    </style:style>
    <style:style style:name="gr23" style:family="graphic" style:parent-style-name="standard">
      <style:graphic-properties svg:stroke-color="#000000" draw:fill-color="#ff7b59" draw:textarea-horizontal-align="justify" draw:textarea-vertical-align="middle" draw:auto-grow-height="false" fo:min-height="1.02cm" fo:min-width="2.041cm"/>
      <style:paragraph-properties style:writing-mode="lr-tb"/>
    </style:style>
    <style:style style:name="gr24" style:family="graphic" style:parent-style-name="Object_20_with_20_no_20_fill_20_and_20_no_20_line">
      <style:graphic-properties draw:fill-color="#ff7b59" draw:textarea-horizontal-align="center" draw:textarea-vertical-align="middle" draw:ole-draw-aspect="1" style:protect="size"/>
    </style:style>
    <style:style style:name="gr25" style:family="graphic" style:parent-style-name="standard">
      <style:graphic-properties svg:stroke-color="#b2b2b2" draw:fill-color="#ff0000" draw:textarea-horizontal-align="justify" draw:textarea-vertical-align="middle" draw:auto-grow-height="false" fo:min-height="1.02cm" fo:min-width="7.12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4.58cm"/>
      <style:paragraph-properties style:writing-mode="lr-tb"/>
    </style:style>
    <style:style style:name="gr28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87cm" fo:min-width="6.971cm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051cm" svg:stroke-color="#000000" draw:marker-start-width="0.279cm" draw:marker-end="Arrowheads_20_5" draw:marker-end-width="0.381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279cm" draw:marker-end="Arrowheads_20_7" draw:marker-end-width="0.381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279cm" draw:marker-end="Arrowheads_20_8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-color="#a7074b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38"/>
      <style:paragraph-properties fo:text-align="center"/>
    </style:style>
    <style:style style:name="P7" style:family="paragraph">
      <loext:graphic-properties draw:fill-color="#ff860d"/>
      <style:paragraph-properties fo:text-align="center"/>
    </style:style>
    <style:style style:name="P8" style:family="paragraph">
      <loext:graphic-properties draw:fill-color="#ed4c05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5eb91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000000"/>
      <style:text-properties fo:font-size="20pt" fo:font-weight="bold" style:font-size-asian="20pt" style:font-size-complex="20pt"/>
    </style:style>
    <style:style style:name="P15" style:family="paragraph">
      <style:paragraph-properties fo:text-align="center"/>
      <style:text-properties fo:font-size="44pt" fo:font-weight="bold" style:font-size-asian="20pt" style:font-size-complex="20pt"/>
    </style:style>
    <style:style style:name="P16" style:family="paragraph">
      <style:paragraph-properties fo:text-align="center"/>
      <style:text-properties fo:font-size="14pt" style:font-size-asian="18pt" style:font-size-complex="18pt"/>
    </style:style>
    <style:style style:name="P17" style:family="paragraph">
      <loext:graphic-properties draw:fill-color="#000000"/>
      <style:paragraph-properties fo:text-align="center"/>
      <style:text-properties fo:font-size="14pt" style:font-size-asian="18pt" style:font-size-complex="1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7b59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end"/>
      <style:text-properties fo:color="#808080" loext:opacity="100%"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end"/>
      <style:text-properties fo:color="#808080" loext:opacity="100%" fo:font-size="18pt" style:font-size-asian="18pt" style:font-size-complex="18pt"/>
    </style:style>
    <style:style style:name="P24" style:family="paragraph">
      <style:text-properties fo:color="#808080" loext:opacity="100%"/>
    </style:style>
    <style:style style:name="P25" style:family="paragraph">
      <loext:graphic-properties draw:fill="none" draw:fill-color="#ffffff"/>
      <style:text-properties fo:color="#808080" loext:opacity="100%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</style:style>
    <style:style style:name="P28" style:family="paragraph">
      <style:paragraph-properties fo:text-align="center"/>
      <style:text-properties fo:color="#808080" loext:opacity="100%"/>
    </style:style>
    <style:style style:name="P29" style:family="paragraph">
      <loext:graphic-properties draw:fill="none" draw:fill-color="#ffffff"/>
      <style:paragraph-properties fo:text-align="center"/>
      <style:text-properties fo:color="#808080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0.635cm" svg:x="4.81cm" svg:y="6.08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7.35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99cm" svg:height="0.999cm" svg:x="12.579cm" svg:y="10.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4" draw:layer="layout" svg:width="2.54cm" svg:height="1.27cm" svg:x="9.89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8.073cm" svg:y="6.9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1.094cm" svg:height="0.831cm" svg:x="10.613cm" svg:y="6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5" draw:layer="layout" svg:width="5.08cm" svg:height="1.27cm" svg:x="12.43cm" svg:y="6.7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7.482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27cm" svg:x="20.039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17.897cm" svg:y="6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8" draw:layer="layout" svg:width="2.54cm" svg:height="1.27cm" svg:x="22.59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20.458cm" svg:y="6.9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1.102cm" svg:height="0.831cm" svg:x="23.309cm" svg:y="6.98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9" draw:layer="layout" svg:width="1.27cm" svg:height="1.27cm" svg:x="17.51cm" svg:y="12.43cm">
          <draw:text-box>
            <text:p text:style-name="P1">...</text:p>
          </draw:text-box>
        </draw:frame>
        <draw:line draw:style-name="gr10" draw:text-style-name="P10" draw:layer="layout" svg:x1="14.97cm" svg:y1="7.985cm" svg:x2="7.35cm" svg:y2="9.89cm">
          <text:p/>
        </draw:line>
        <draw:line draw:style-name="gr11" draw:text-style-name="P10" draw:layer="layout" svg:x1="14.97cm" svg:y1="7.985cm" svg:x2="13.7cm" svg:y2="9.89cm">
          <text:p/>
        </draw:line>
        <draw:line draw:style-name="gr12" draw:text-style-name="P10" draw:layer="layout" svg:x1="14.97cm" svg:y1="7.985cm" svg:x2="22.59cm" svg:y2="9.89cm">
          <text:p/>
        </draw:line>
        <draw:custom-shape draw:style-name="gr13" draw:text-style-name="P11" draw:layer="layout" svg:width="2.54cm" svg:height="1.27cm" svg:x="4.81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87cm" svg:height="0.831cm" svg:x="5.537cm" svg:y="6.98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3" draw:text-style-name="P11" draw:layer="layout" svg:width="2.54cm" svg:height="1.27cm" svg:x="22.59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87cm" svg:height="0.831cm" svg:x="23.42cm" svg:y="10.7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3" draw:layer="layout" svg:width="2.54cm" svg:height="1.27cm" svg:x="4.81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094cm" svg:height="0.831cm" svg:x="5.445cm" svg:y="14.6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" draw:text-style-name="P3" draw:layer="layout" svg:width="2.54cm" svg:height="1.27cm" svg:x="13.7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14.335cm" svg:y="10.79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4" draw:text-style-name="P5" draw:layer="layout" svg:width="2.54cm" svg:height="1.27cm" svg:x="4.81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54cm" svg:height="1.27cm" svg:x="11.16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54cm" svg:height="1.27cm" svg:x="20.05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27cm" svg:x="20.05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102cm" svg:height="0.831cm" svg:x="20.685cm" svg:y="10.7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8" draw:text-style-name="P8" draw:layer="layout" svg:width="2.54cm" svg:height="1.27cm" svg:x="4.81cm" svg:y="11.795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102cm" svg:height="0.831cm" svg:x="5.445cm" svg:y="12.0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4" draw:text-style-name="P4" draw:layer="layout" svg:width="2.54cm" svg:height="1.27cm" svg:x="7.35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7.985cm" svg:y="10.7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6" draw:text-style-name="P6" draw:layer="layout" svg:width="2.54cm" svg:height="1.27cm" svg:x="7.35cm" svg:y="11.79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7.985cm" svg:y="12.0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7" draw:text-style-name="P7" draw:layer="layout" svg:width="2.54cm" svg:height="1.27cm" svg:x="7.35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7.985cm" svg:y="14.60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" draw:text-style-name="P5" draw:layer="layout" svg:width="2.54cm" svg:height="1.27cm" svg:x="7.35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27cm" svg:x="11.16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102cm" svg:height="0.831cm" svg:x="11.795cm" svg:y="10.79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3" draw:text-style-name="P11" draw:layer="layout" svg:width="2.54cm" svg:height="1.27cm" svg:x="11.16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87cm" svg:height="0.831cm" svg:x="11.795cm" svg:y="14.60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4" draw:text-style-name="P4" draw:layer="layout" svg:width="2.54cm" svg:height="1.27cm" svg:x="13.7cm" svg:y="11.79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14.335cm" svg:y="12.0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6" draw:text-style-name="P6" draw:layer="layout" svg:width="2.54cm" svg:height="1.27cm" svg:x="11.16cm" svg:y="11.79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11.795cm" svg:y="12.06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5" draw:layer="layout" svg:width="2.54cm" svg:height="1.27cm" svg:x="13.7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27cm" svg:x="13.7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14.335cm" svg:y="14.6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4" draw:text-style-name="P4" draw:layer="layout" svg:width="2.54cm" svg:height="1.27cm" svg:x="20.05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20.685cm" svg:y="14.6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2" draw:text-style-name="P3" draw:layer="layout" svg:width="2.54cm" svg:height="1.27cm" svg:x="22.59cm" svg:y="11.79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23.42cm" svg:y="12.06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6" draw:text-style-name="P6" draw:layer="layout" svg:width="2.54cm" svg:height="1.27cm" svg:x="22.59cm" svg:y="14.3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23.42cm" svg:y="14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4" draw:text-style-name="P5" draw:layer="layout" svg:width="2.54cm" svg:height="1.27cm" svg:x="22.59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27cm" svg:x="20.05cm" svg:y="11.79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20.685cm" svg:y="12.06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14" draw:layer="layout" svg:width="6.35cm" svg:height="1.27cm" svg:x="0.047cm" svg:y="0cm">
          <draw:text-box>
            <text:p text:style-name="P13"><text:span text:style-name="T1">Boots</text:span><text:span text:style-name="T1">trap</text:span></text:p>
          </draw:text-box>
        </draw:frame>
        <draw:custom-shape draw:style-name="gr16" draw:text-style-name="P10" draw:layer="layout" svg:width="1.27cm" svg:height="20.301cm" draw:transform="skewX (-0.00226892802759263) rotate (-1.57585778162568) translate (25.13cm 15.6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5" draw:layer="layout" svg:width="1.49cm" svg:height="0.831cm" svg:x="14.341cm" svg:y="16.77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8" draw:text-style-name="P17" draw:layer="layout" svg:width="2.54cm" svg:height="0.635cm" svg:x="11.16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13.7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11.16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13.7cm" svg:y="9.89cm">
          <text:p text:style-name="P16"><text:span text:style-name="T2">T</text:span><text:span text:style-name="T2">e</text:span><text:span text:style-name="T2">s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4.81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7.35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4.81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7.35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0.05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2.59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0.05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2.59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.81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094cm" svg:height="0.831cm" svg:x="5.445cm" svg:y="10.7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Default">
        <draw:frame draw:style-name="gr15" draw:text-style-name="P14" draw:layer="layout" svg:width="6.35cm" svg:height="1.27cm" svg:x="0.047cm" svg:y="0cm">
          <draw:text-box>
            <text:p text:style-name="P13"><text:span text:style-name="T1">C</text:span><text:span text:style-name="T1">ro</text:span><text:span text:style-name="T1">s</text:span><text:span text:style-name="T1">s-</text:span><text:span text:style-name="T1">V</text:span><text:span text:style-name="T1">al</text:span><text:span text:style-name="T1">id</text:span><text:span text:style-name="T1">at</text:span><text:span text:style-name="T1">io</text:span><text:span text:style-name="T1">n</text:span></text:p>
          </draw:text-box>
        </draw:frame>
        <draw:custom-shape draw:style-name="gr1" draw:text-style-name="P2" draw:layer="layout" svg:width="20.32cm" svg:height="0.635cm" svg:x="2.283cm" svg:y="4.17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.823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363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5.546cm" svg:y="5.08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" draw:layer="layout" svg:width="1.094cm" svg:height="0.831cm" svg:x="8.086cm" svg:y="5.08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5" draw:text-style-name="P5" draw:layer="layout" svg:width="5.08cm" svg:height="1.27cm" svg:x="9.903cm" svg:y="4.8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4.955cm" svg:y="4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27cm" svg:x="17.512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15.37cm" svg:y="5.0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8" draw:text-style-name="P8" draw:layer="layout" svg:width="2.54cm" svg:height="1.27cm" svg:x="20.063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17.931cm" svg:y="5.08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1" draw:layer="layout" svg:width="1.102cm" svg:height="0.831cm" svg:x="20.782cm" svg:y="5.08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3" draw:text-style-name="P11" xml:id="id1" draw:id="id1" draw:layer="layout" svg:width="2.54cm" svg:height="1.27cm" svg:x="2.283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87cm" svg:height="0.831cm" svg:x="3.01cm" svg:y="5.08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19" draw:text-style-name="P18" draw:layer="layout" svg:width="2.54cm" svg:height="1.27cm" svg:x="20.063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4.823cm" svg:y="7.35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.094cm" svg:height="0.831cm" svg:x="20.786cm" svg:y="7.62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" draw:layer="layout" svg:width="1.094cm" svg:height="0.831cm" svg:x="5.546cm" svg:y="7.62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5" draw:text-style-name="P5" draw:layer="layout" svg:width="5.08cm" svg:height="1.27cm" svg:x="9.903cm" svg:y="7.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7.363cm" svg:y="7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27cm" svg:x="2.28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7.778cm" svg:y="7.62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19" draw:text-style-name="P18" draw:layer="layout" svg:width="2.54cm" svg:height="1.27cm" svg:x="14.98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2.702cm" svg:y="7.62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18" draw:layer="layout" svg:width="1.102cm" svg:height="0.831cm" svg:x="15.702cm" svg:y="7.62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21" draw:text-style-name="P18" draw:layer="layout" svg:width="2.54cm" svg:height="1.27cm" svg:x="17.523cm" svg:y="7.35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.087cm" svg:height="0.831cm" svg:x="18.25cm" svg:y="7.62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22" draw:text-style-name="P10" xml:id="id2" draw:id="id2" draw:layer="layout" svg:width="12.701cm" svg:height="1.27cm" svg:x="2.282cm" svg:y="7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5" draw:id="id5" draw:layer="layout" svg:width="2.541cm" svg:height="1.27cm" svg:x="23.86cm" svg:y="7.35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.932cm" svg:height="0.614cm" svg:x="24.164cm" svg:y="7.6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1" draw:text-style-name="P10" draw:layer="layout" svg:x1="22.59cm" svg:y1="7.985cm" svg:x2="23.86cm" svg:y2="7.985cm">
          <text:p/>
        </draw:line>
        <draw:custom-shape draw:style-name="gr25" draw:text-style-name="P20" xml:id="id6" draw:id="id6" draw:layer="layout" svg:width="7.62cm" svg:height="1.27cm" svg:x="18.78cm" svg:y="14.97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.899cm" svg:height="0.651cm" svg:x="20.141cm" svg:y="15.28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2" draw:text-style-name="P3" draw:layer="layout" svg:width="2.54cm" svg:height="1.27cm" svg:x="20.063cm" svg:y="9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54cm" svg:height="1.27cm" svg:x="4.823cm" svg:y="9.8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20.786cm" svg:y="10.16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18" draw:layer="layout" svg:width="1.094cm" svg:height="0.831cm" svg:x="5.546cm" svg:y="10.16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" draw:text-style-name="P5" draw:layer="layout" svg:width="5.08cm" svg:height="1.27cm" svg:x="9.903cm" svg:y="9.8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54cm" svg:height="1.27cm" svg:x="7.363cm" svg:y="9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3" draw:id="id3" draw:layer="layout" svg:width="2.54cm" svg:height="1.27cm" svg:x="2.283cm" svg:y="9.89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.71cm" svg:height="0.831cm" svg:x="7.778cm" svg:y="10.16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8" draw:text-style-name="P8" draw:layer="layout" svg:width="2.54cm" svg:height="1.27cm" svg:x="14.983cm" svg:y="9.89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.703cm" svg:height="0.831cm" svg:x="2.702cm" svg:y="10.16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" draw:layer="layout" svg:width="1.102cm" svg:height="0.831cm" svg:x="15.702cm" svg:y="10.16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13" draw:text-style-name="P11" draw:layer="layout" svg:width="2.54cm" svg:height="1.27cm" svg:x="17.523cm" svg:y="9.8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87cm" svg:height="0.831cm" svg:x="18.25cm" svg:y="10.161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22" draw:text-style-name="P10" draw:layer="layout" svg:width="12.701cm" svg:height="1.27cm" svg:x="9.90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20.063cm" svg:y="12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4.823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94cm" svg:height="0.831cm" svg:x="20.786cm" svg:y="12.70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" draw:layer="layout" svg:width="1.094cm" svg:height="0.831cm" svg:x="5.546cm" svg:y="12.70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27" draw:text-style-name="P18" draw:layer="layout" svg:width="5.08cm" svg:height="1.27cm" svg:x="9.903cm" svg:y="12.4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7.363cm" svg:y="12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27cm" svg:x="2.283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1cm" svg:height="0.831cm" svg:x="7.778cm" svg:y="12.7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8" draw:text-style-name="P8" draw:layer="layout" svg:width="2.54cm" svg:height="1.27cm" svg:x="14.983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03cm" svg:height="0.831cm" svg:x="2.702cm" svg:y="12.70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" draw:layer="layout" svg:width="1.102cm" svg:height="0.831cm" svg:x="15.702cm" svg:y="12.701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custom-shape draw:style-name="gr13" draw:text-style-name="P11" draw:layer="layout" svg:width="2.54cm" svg:height="1.27cm" svg:x="17.523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87cm" svg:height="0.831cm" svg:x="18.25cm" svg:y="12.70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28" draw:text-style-name="P10" xml:id="id4" draw:id="id4" draw:layer="layout" svg:width="7.621cm" svg:height="1.27cm" svg:x="2.282cm" svg:y="12.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7.621cm" svg:height="1.27cm" svg:x="14.982cm" svg:y="12.43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2.857cm" svg:height="1.27cm" svg:x="1.966cm" svg:y="8.62cm">
          <draw:text-box>
            <text:p>Train</text:p>
          </draw:text-box>
        </draw:frame>
        <draw:frame draw:style-name="gr9" draw:text-style-name="P23" draw:layer="layout" svg:width="2.857cm" svg:height="1.27cm" svg:x="20.063cm" svg:y="8.62cm">
          <draw:text-box>
            <text:p text:style-name="P22">Test</text:p>
          </draw:text-box>
        </draw:frame>
        <draw:frame draw:style-name="gr9" draw:text-style-name="P25" draw:layer="layout" svg:width="2.857cm" svg:height="1.27cm" svg:x="1.965cm" svg:y="11.16cm">
          <draw:text-box>
            <text:p text:style-name="P24">Test</text:p>
          </draw:text-box>
        </draw:frame>
        <draw:frame draw:style-name="gr9" draw:text-style-name="P27" draw:layer="layout" svg:width="2.857cm" svg:height="1.27cm" svg:x="19.746cm" svg:y="11.16cm">
          <draw:text-box>
            <text:p text:style-name="P26">Train</text:p>
          </draw:text-box>
        </draw:frame>
        <draw:frame draw:style-name="gr9" draw:text-style-name="P27" draw:layer="layout" svg:width="2.857cm" svg:height="1.27cm" svg:x="1.013cm" svg:y="13.7cm">
          <draw:text-box>
            <text:p text:style-name="P26">Train</text:p>
          </draw:text-box>
        </draw:frame>
        <draw:frame draw:style-name="gr9" draw:text-style-name="P27" draw:layer="layout" svg:width="2.857cm" svg:height="1.27cm" svg:x="19.746cm" svg:y="13.7cm">
          <draw:text-box>
            <text:p text:style-name="P26">Train</text:p>
          </draw:text-box>
        </draw:frame>
        <draw:frame draw:style-name="gr9" draw:text-style-name="P29" draw:layer="layout" svg:width="2.857cm" svg:height="1.27cm" svg:x="10.855cm" svg:y="13.7cm">
          <draw:text-box>
            <text:p text:style-name="P28">Test</text:p>
          </draw:text-box>
        </draw:frame>
        <draw:connector draw:style-name="gr29" draw:text-style-name="P10" draw:layer="layout" draw:type="lines" draw:line-skew="-0.769cm -0.692cm" svg:x1="2.283cm" svg:y1="5.445cm" svg:x2="2.282cm" svg:y2="7.985cm" draw:start-shape="id1" draw:start-glue-point="3" draw:end-shape="id2" draw:end-glue-point="3" svg:d="M2283 5445h-1270v2540h1269" svg:viewBox="0 0 1271 2541">
          <text:p/>
        </draw:connector>
        <draw:connector draw:style-name="gr29" draw:text-style-name="P10" draw:layer="layout" draw:type="lines" draw:line-skew="0cm -0.769cm" svg:x1="1cm" svg:y1="5.427cm" svg:x2="2.283cm" svg:y2="10.525cm" draw:end-shape="id3" draw:end-glue-point="3" svg:d="M1000 5427l13 5098h1270" svg:viewBox="0 0 1284 5099">
          <text:p/>
        </draw:connector>
        <draw:connector draw:style-name="gr29" draw:text-style-name="P10" draw:layer="layout" draw:type="lines" draw:line-skew="0cm -0.692cm" svg:x1="1cm" svg:y1="5.502cm" svg:x2="2.282cm" svg:y2="13.065cm" draw:end-shape="id4" draw:end-glue-point="3" svg:d="M1000 5502l13 7563h1269" svg:viewBox="0 0 1283 7564">
          <text:p/>
        </draw:connector>
        <draw:custom-shape draw:style-name="gr23" draw:text-style-name="P19" xml:id="id7" draw:id="id7" draw:layer="layout" svg:width="2.541cm" svg:height="1.27cm" svg:x="23.859cm" svg:y="9.89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.932cm" svg:height="0.614cm" svg:x="24.163cm" svg:y="10.22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23" draw:text-style-name="P19" xml:id="id8" draw:id="id8" draw:layer="layout" svg:width="2.541cm" svg:height="1.27cm" svg:x="23.86cm" svg:y="12.43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.932cm" svg:height="0.614cm" svg:x="24.164cm" svg:y="12.76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line draw:style-name="gr11" draw:text-style-name="P10" draw:layer="layout" svg:x1="22.59cm" svg:y1="10.525cm" svg:x2="23.86cm" svg:y2="10.525cm">
          <text:p/>
        </draw:line>
        <draw:line draw:style-name="gr11" draw:text-style-name="P10" draw:layer="layout" svg:x1="22.59cm" svg:y1="13.065cm" svg:x2="23.86cm" svg:y2="13.065cm">
          <text:p/>
        </draw:line>
        <draw:connector draw:style-name="gr30" draw:text-style-name="P10" draw:layer="layout" draw:type="lines" svg:x1="26.401cm" svg:y1="7.985cm" svg:x2="26.4cm" svg:y2="15.605cm" draw:start-shape="id5" draw:start-glue-point="1" draw:end-shape="id6" draw:end-glue-point="1" svg:d="M26401 7985h500v7620h-501" svg:viewBox="0 0 502 7621">
          <text:p/>
        </draw:connector>
        <draw:connector draw:style-name="gr31" draw:text-style-name="P10" draw:layer="layout" draw:type="lines" svg:x1="26.4cm" svg:y1="10.525cm" svg:x2="26.4cm" svg:y2="15.605cm" draw:start-shape="id7" draw:start-glue-point="1" draw:end-shape="id6" draw:end-glue-point="1" svg:d="M26400 10525h500l1 5080h-501" svg:viewBox="0 0 502 5081">
          <text:p/>
        </draw:connector>
        <draw:connector draw:style-name="gr32" draw:text-style-name="P10" draw:layer="layout" draw:type="lines" svg:x1="26.401cm" svg:y1="13.065cm" svg:x2="26.4cm" svg:y2="15.605cm" draw:start-shape="id8" draw:start-glue-point="1" draw:end-shape="id6" draw:end-glue-point="1" svg:d="M26401 13065h500v2540h-501" svg:viewBox="0 0 502 25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5T09:59:29.472217278</meta:creation-date>
    <dc:date>2021-12-15T20:30:11.050032254</dc:date>
    <meta:editing-duration>PT4H59M37S</meta:editing-duration>
    <meta:editing-cycles>3</meta:editing-cycles>
    <meta:generator>LibreOffice/7.1.7.2$Linux_X86_64 LibreOffice_project/10$Build-2</meta:generator>
    <meta:document-statistic meta:object-count="15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1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12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3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4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15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16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17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8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19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2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20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21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22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23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24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25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26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27/content.xml><?xml version="1.0" encoding="utf-8"?>
<math xmlns="http://www.w3.org/1998/Math/MathML" display="block">
  <semantics>
    <msub>
      <mi>n</mi>
      <mi mathvariant="italic">boots</mi>
    </msub>
    <annotation encoding="StarMath 5.0">n_{boots}</annotation>
  </semantics>
</math>
</file>

<file path=Object 28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29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3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30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31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32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33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34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35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36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37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38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39/content.xml><?xml version="1.0" encoding="utf-8"?>
<math xmlns="http://www.w3.org/1998/Math/MathML" display="block">
  <semantics>
    <mrow>
      <mi mathvariant="italic">MSE</mi>
      <mi>,</mi>
      <msup>
        <mi>R</mi>
        <mn>2</mn>
      </msup>
    </mrow>
    <annotation encoding="StarMath 5.0">MSE, R^2</annotation>
  </semantics>
</math>
</file>

<file path=Object 4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40/content.xml><?xml version="1.0" encoding="utf-8"?>
<math xmlns="http://www.w3.org/1998/Math/MathML" display="block">
  <semantics>
    <mrow>
      <mi mathvariant="italic">MSE</mi>
      <mi>,</mi>
      <msup>
        <mi>R</mi>
        <mn>2</mn>
      </msup>
    </mrow>
    <annotation encoding="StarMath 5.0">MSE, R^2</annotation>
  </semantics>
</math>
</file>

<file path=Object 42/content.xml><?xml version="1.0" encoding="utf-8"?>
<math xmlns="http://www.w3.org/1998/Math/MathML" display="block">
  <semantics>
    <mrow>
      <mi mathvariant="italic">mean</mi>
      <mrow>
        <mo fence="true" form="prefix" stretchy="false">(</mo>
        <mrow>
          <mi mathvariant="italic">MSE</mi>
        </mrow>
        <mo fence="true" form="postfix" stretchy="false">)</mo>
      </mrow>
      <mi>,</mi>
      <mi mathvariant="italic">mean</mi>
      <mrow>
        <mo fence="true" form="prefix" stretchy="false">(</mo>
        <mrow>
          <msup>
            <mi>R</mi>
            <mn>2</mn>
          </msup>
        </mrow>
        <mo fence="true" form="postfix" stretchy="false">)</mo>
      </mrow>
    </mrow>
    <annotation encoding="StarMath 5.0">mean(MSE), mean(R^2)</annotation>
  </semantics>
</math>
</file>

<file path=Object 43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44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45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46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47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48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49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5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50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51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52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53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54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55/content.xml><?xml version="1.0" encoding="utf-8"?>
<math xmlns="http://www.w3.org/1998/Math/MathML" display="block">
  <semantics>
    <mrow>
      <mi mathvariant="italic">MSE</mi>
      <mi>,</mi>
      <msup>
        <mi>R</mi>
        <mn>2</mn>
      </msup>
    </mrow>
    <annotation encoding="StarMath 5.0">MSE, R^2</annotation>
  </semantics>
</math>
</file>

<file path=Object 6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7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8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9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